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.147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.147cm"/>
          <style:tab-stop style:position="8.001cm" style:type="center"/>
          <style:tab-stop style:position="16.002cm" style:type="right"/>
        </style:tab-stops>
      </style:paragraph-properties>
      <style:text-properties style:text-underline-style="solid" style:text-underline-width="auto" style:text-underline-color="font-color"/>
    </style:style>
    <style:style style:name="P3" style:family="paragraph" style:parent-style-name="Header">
      <style:paragraph-properties style:snap-to-layout-grid="false"/>
      <style:text-properties style:text-underline-style="solid" style:text-underline-width="auto" style:text-underline-color="font-color"/>
    </style:style>
    <style:style style:name="P4" style:family="paragraph" style:parent-style-name="Header">
      <style:paragraph-properties style:snap-to-layout-grid="false">
        <style:tab-stops>
          <style:tab-stop style:position="4.322cm"/>
          <style:tab-stop style:position="8.001cm" style:type="center"/>
          <style:tab-stop style:position="16.002cm" style:type="right"/>
        </style:tab-stops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text-properties style:font-name="Arial" fo:font-size="11pt" style:font-size-asian="11pt" style:font-name-complex="Arial"/>
    </style:style>
    <style:style style:name="P7" style:family="paragraph" style:parent-style-name="Standard" style:list-style-name="WW8Num1">
      <style:paragraph-properties>
        <style:tab-stops>
          <style:tab-stop style:position="5.08cm"/>
        </style:tab-stops>
      </style:paragraph-properties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>
        <style:tab-stops>
          <style:tab-stop style:position="5.08cm"/>
        </style:tab-stops>
      </style:paragraph-properties>
      <style:text-properties style:font-name="Arial" fo:font-size="11pt" style:font-size-asian="11pt" style:font-name-complex="Arial"/>
    </style:style>
    <style:style style:name="P9" style:family="paragraph" style:parent-style-name="Standard" style:list-style-name="WW8Num1">
      <style:paragraph-properties>
        <style:tab-stops>
          <style:tab-stop style:position="5.08cm"/>
        </style:tab-stops>
      </style:paragraph-properties>
    </style:style>
    <style:style style:name="P10" style:family="paragraph" style:parent-style-name="Standard" style:list-style-name="WW8Num1">
      <style:paragraph-properties>
        <style:tab-stops>
          <style:tab-stop style:position="5.08cm"/>
        </style:tab-stops>
      </style:paragraph-properties>
      <style:text-properties officeooo:paragraph-rsid="000b435a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style:font-name-asian="Arial" style:font-size-asian="11pt" style:font-name-complex="Arial"/>
    </style:style>
    <style:style style:name="T3" style:family="text">
      <style:text-properties fo:color="#000000" loext:opacity="100%" style:font-name="Arial" fo:font-size="11pt" style:font-size-asian="11pt" style:font-name-complex="Ari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383d3c" loext:opacity="100%" style:font-name="Arial" fo:font-size="11pt" style:font-size-asian="11pt" style:font-name-complex="Arial"/>
    </style:style>
    <style:style style:name="T6" style:family="text">
      <style:text-properties fo:color="#383d3c" loext:opacity="100%" style:font-name="Arial" fo:font-size="11pt" officeooo:rsid="000b435a" style:font-size-asian="11pt" style:font-name-complex="Arial"/>
    </style:style>
    <style:style style:name="T7" style:family="text">
      <style:text-properties fo:color="#383d3c" loext:opacity="100%" style:font-name="Arial" fo:font-size="11pt" officeooo:rsid="000cbe84" style:font-size-asian="11pt" style:font-name-complex="Arial"/>
    </style:style>
    <style:style style:name="T8" style:family="text">
      <style:text-properties fo:color="#383d3c" loext:opacity="100%" style:font-name="Arial" fo:font-size="11pt" fo:font-weight="bold" officeooo:rsid="000b435a" style:font-size-asian="11pt" style:font-weight-asian="bold" style:font-name-complex="Arial" style:font-weight-complex="bold"/>
    </style:style>
    <style:style style:name="T9" style:family="text">
      <style:text-properties fo:color="#383d3c" loext:opacity="100%" style:font-name="Arial" fo:font-size="11pt" fo:font-weight="normal" officeooo:rsid="000b435a" style:font-size-asian="11pt" style:font-weight-asian="normal" style:font-name-complex="Arial" style:font-weight-complex="normal"/>
    </style:style>
    <style:style style:name="T10" style:family="text">
      <style:text-properties fo:color="#383d3c" loext:opacity="100%" officeooo:rsid="000cbe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Für ein neues elektronisches Archivierungssystem sollen alle neuen Vertragsdokumente eingescannt werden. Es werden pro Tag (Mo. bis Fr.) durchschnittlich 500 Seiten (DIN A4) hinzukommen.</text:p>
      <text:p text:style-name="P6"/>
      <text:list text:style-name="WW8Num1">
        <text:list-item>
          <text:p text:style-name="P10" loext:marker-style-name="T1"><text:span text:style-name="T1">Berechnen Sie die Größe in GiByte, die das elektronische Archiv am Ende des ersten Jahres (52 Wochen) haben wird.<text:line-break/><text:line-break/>DIN A4-Seite:<text:tab/>20 cm x 29 cm (eingescanntes Format)<text:line-break/>Auflösung:<text:tab/>300 x 300 dpi<text:line-break/>Farbtiefe:<text:tab/>24 Bit<text:line-break/>Grafikformat:<text:tab/>JPEG (Kompression 1:10)<text:line-break/>(1 inch = 2,54,cm)<text:line-break/>Hinweise: </text:span><text:span text:style-name="T3">Der Rechenweg ist anzugeben. Verwenden Sie</text:span><text:span text:style-name="T1"> die jeweiligen Maßeinheiten und runden Sie die Ergebnisse jeweils auf eine Stelle nach dem Komma.<text:line-break/><text:line-break/></text:span><text:span text:style-name="T5">7,874016“</text:span><text:span text:style-name="T6"> * 300dpi <text:s text:c="2"/>* <text:s text:c="2"/>11,41732“ * 300dpi = 2362,2048 * 3425,196 = 8.091.014,4321408pixel<text:line-break/>8.091.014,4321408pixel * 24bit/pixel = 194.184.346,3713792bit<text:line-break/>194.184.346,3713792bit / 10 = 19.418.434,63713792bit<text:line-break/>19.418.434,63713792 / 8 / 1000 / 1000 = 2,42730432964224 MB<text:line-break/></text:span><text:span text:style-name="T8">2,42730432964224 MB pro Bild<text:line-break/></text:span><text:span text:style-name="T6"><text:line-break/></text:span><text:span text:style-name="T9">2,42730432964224 </text:span><text:span text:style-name="T6">* 500Seiten/Tag * 5Tage/Woche * 52/Wochen = 315549,5628534912 MB<text:line-break/>315549,5628534912 MB / 1000 = </text:span><text:span text:style-name="T8">315,5495628534912 GB</text:span><text:span text:style-name="T1"><text:line-break/><text:line-break/></text:span></text:p>
        </text:list-item>
        <text:list-item>
          <text:p text:style-name="P7" loext:marker-style-name="T1">Die eingescannten Vertragsdokumente müssen gesichert werden.</text:p>
        </text:list-item>
      </text:list>
      <text:p text:style-name="P8" loext:marker-style-name="T1"/>
      <text:list text:continue-numbering="true" text:style-name="WW8Num1">
        <text:list-item>
          <text:list>
            <text:list-item>
              <text:p text:style-name="P9" loext:marker-style-name="T1"><text:span text:style-name="T2"><text:s/></text:span><text:span text:style-name="T1">Erläutern Sie das Großvater-Vater-Sohn-Prinzip.<text:line-break/></text:span><text:span text:style-name="T7">Wenn ein neues Backup gemacht wird, ist es ein Sohn und das letzte wird zum Vater und schließlich zum Großvater</text:span><text:span text:style-name="T1"><text:line-break/></text:span></text:p>
            </text:list-item>
            <text:list-item>
              <text:p text:style-name="P7" loext:marker-style-name="T1">Erläutern Sie die Begriffe SAN, NAS und DAS<text:span text:style-name="T10"><text:line-break/>Storage Area Network – Ein Netzwerk für festplattensysteme (keine Ahnung)<text:line-break/>Network Atached Storage - Festplattenhaufen mit LAN Kabel oder so<text:line-break/>Direct Attachet Storage – Externes Speichermedium (z.B. USB-SSD)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z2" style:family="text">
      <style:text-properties fo:font-size="8pt" style:font-size-asian="8pt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b%2%)" style:num-prefix="b" style:num-suffix=")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z2" loext:num-list-format="%3%." style:num-suffix="." text:bullet-char="-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Liberation Serif"/>
      </text:list-level-style-bullet>
      <text:list-level-style-number text:level="4" text:style-name="WW8Num1z1" loext:num-list-format="b%4%)" style:num-prefix="b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" style:family="table">
      <style:table-properties style:width="16.249cm" fo:margin-left="-0.123cm" table:align="left" style:writing-mode="lr-tb"/>
    </style:style>
    <style:style style:name="Tabelle1.A" style:family="table-column">
      <style:table-column-properties style:column-width="4.251cm"/>
    </style:style>
    <style:style style:name="Tabelle1.B" style:family="table-column">
      <style:table-column-properties style:column-width="6.985cm"/>
    </style:style>
    <style:style style:name="Tabelle1.C" style:family="table-column">
      <style:table-column-properties style:column-width="5.013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>
        <style:tab-stops>
          <style:tab-stop style:position="1.147cm"/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1.147cm"/>
          <style:tab-stop style:position="8.001cm" style:type="center"/>
          <style:tab-stop style:position="16.002cm" style:type="right"/>
        </style:tab-stops>
      </style:paragraph-properties>
      <style:text-properties style:text-underline-style="solid" style:text-underline-width="auto" style:text-underline-color="font-color"/>
    </style:style>
    <style:style style:name="MP3" style:family="paragraph" style:parent-style-name="Header">
      <style:paragraph-properties style:snap-to-layout-grid="false">
        <style:tab-stops>
          <style:tab-stop style:position="4.322cm"/>
          <style:tab-stop style:position="8.001cm" style:type="center"/>
          <style:tab-stop style:position="16.002cm" style:type="right"/>
        </style:tab-stops>
      </style:paragraph-properties>
      <style:text-properties style:text-underline-style="solid" style:text-underline-width="auto" style:text-underline-color="font-color"/>
    </style:style>
    <style:style style:name="MP4" style:family="paragraph" style:parent-style-name="Header">
      <style:paragraph-properties style:snap-to-layout-grid="false"/>
      <style:text-properties style:text-underline-style="solid" style:text-underline-width="auto" style:text-underline-color="font-color"/>
    </style:style>
    <style:style style:name="MP5" style:family="paragraph" style:parent-style-name="Header">
      <style:paragraph-properties style:snap-to-layout-grid="false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table:number-rows-spanned="2" office:value-type="string">
              <text:p text:style-name="Header">Berufskolleg Hilden</text:p>
              <text:p text:style-name="Header">Am Holterhöfchen 34</text:p>
              <text:p text:style-name="Header">40724 Hilden</text:p>
            </table:table-cell>
            <table:table-cell table:style-name="Tabelle1.A1" table:number-rows-spanned="2" office:value-type="string">
              <text:p text:style-name="Header">Fach: Betriebssysteme Netzwerk</text:p>
              <text:p text:style-name="Header"/>
              <text:p text:style-name="Header">Datensicherung</text:p>
            </table:table-cell>
            <table:table-cell table:style-name="Tabelle1.A1" office:value-type="string">
              <text:p text:style-name="MP1">Datum: <text:span text:style-name="MT1"><text:s text:c="13"/></text:span></text:p>
              <text:p text:style-name="MP2"/>
            </table:table-cell>
          </table:table-row>
          <table:table-row table:style-name="Tabelle1.1">
            <table:covered-table-cell table:style-name="Tabelle1.A1"/>
            <table:covered-table-cell table:style-name="Tabelle1.A1"/>
            <table:table-cell table:style-name="Tabelle1.A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Handlungsschritt:</dc:title>
    <meta:initial-creator>Rogall</meta:initial-creator>
    <meta:creation-date>2018-02-16T09:46:00</meta:creation-date>
    <dc:date>2024-02-07T11:37:14.553000000</dc:date>
    <meta:editing-cycles>4</meta:editing-cycles>
    <meta:editing-duration>PT23H12M7S</meta:editing-duration>
    <meta:generator>LibreOffice/7.5.5.2$Windows_X86_64 LibreOffice_project/ca8fe7424262805f223b9a2334bc7181abbcbf5e</meta:generator>
    <meta:document-statistic meta:table-count="1" meta:image-count="0" meta:object-count="0" meta:page-count="1" meta:paragraph-count="11" meta:word-count="224" meta:character-count="1629" meta:non-whitespace-character-count="1392"/>
  </office:meta>
</office:document-meta>
</file>